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
           项目(12月份)
    </text:p>
      <text:p text:style-name="Title">
           十二月 2013   
    </text:p>
      <text:p text:style-name="Title">
      日 一 二 三 四 五 六
    </text:p>
      <text:p text:style-name="Title">
       1  2  3  4  5  6  7</text:p>
      <text:p text:style-name="Title">
       8  9 10 11 12 13 14</text:p>
      <text:p text:style-name="Title">15 16 17 18 19 20 21</text:p>
      <text:p text:style-name="Title">22 23 24 25 26 27 28</text:p>
      <text:p text:style-name="Title">29 30 31
    </text:p>
      <text:h text:style-name="Heading_20_1" text:outline-level="1">
          结构进展
    
      （5号到24号）
    
      　　共20天
    
      总负责人：刘
    </text:h>
      <text:h text:style-name="Heading_20_2" text:outline-level="2">12月5号前</text:h>
      <text:h text:style-name="Heading_20_3" text:outline-level="3">
      确定合作人员（关键点）
    </text:h>
      <text:h text:style-name="Heading_20_2" text:outline-level="2">12月7号</text:h>
      <text:h text:style-name="Heading_20_3" text:outline-level="3">
<text:span text:style-name="T1">第一次</text:span>：内部讨论外观
    </text:h>
      <text:h text:style-name="Heading_20_4" text:outline-level="4">输出结果</text:h>
      <text:h text:style-name="Heading_20_5" text:outline-level="5">落实到结构工程师</text:h>
      <text:h text:style-name="Heading_20_2" text:outline-level="2">12月14号</text:h>
      <text:h text:style-name="Heading_20_3" text:outline-level="3">
<text:span text:style-name="T1">第二次</text:span>：内部讨论外观
    </text:h>
      <text:h text:style-name="Heading_20_4" text:outline-level="4">输出结果</text:h>
      <text:h text:style-name="Heading_20_5" text:outline-level="5">落实到结构工程师</text:h>
      <text:h text:style-name="Heading_20_6" text:outline-level="6">目标:实现23号layout可以进行</text:h>
      <text:h text:style-name="Heading_20_2" text:outline-level="2">12月21号</text:h>
      <text:h text:style-name="Heading_20_3" text:outline-level="3">
<text:span text:style-name="T1">第三次：内部讨论外观确定方案</text:span>
</text:h>
      <text:h text:style-name="Heading_20_4" text:outline-level="4">输出结果</text:h>
      <text:h text:style-name="Heading_20_5" text:outline-level="5">落实到结构工程师</text:h>
      <text:h text:style-name="Heading_20_4" text:outline-level="4">不要影响Layout</text:h>
      <text:h text:style-name="Heading_20_2" text:outline-level="2">12月22号</text:h>
      <text:h text:style-name="Heading_20_3" text:outline-level="3">
      结构工程师进一步修改
    
      （不影响画板为主）出图给LAYOUT
    </text:h>
      <text:h text:style-name="Heading_20_2" text:outline-level="2">12月24号</text:h>
      <text:h text:style-name="Heading_20_3" text:outline-level="3">
      去打样
    </text:h>
      <text:h text:style-name="Heading_20_4" text:outline-level="4">输出第一版</text:h>
      <text:h text:style-name="Heading_20_5" text:outline-level="5">结构图</text:h>
      <text:h text:style-name="Heading_20_5" text:outline-level="5">３Ｄ图</text:h>
      <text:h text:style-name="Heading_20_5" text:outline-level="5">ＰＣＢlayout图</text:h>
      <text:h text:style-name="Heading_20_5" text:outline-level="5">其它所有资料</text:h>
      <text:h text:style-name="Heading_20_4" text:outline-level="4">厂家</text:h>
      <text:h text:style-name="Heading_20_4" text:outline-level="4">完成时间</text:h>
      <text:h text:style-name="Heading_20_4" text:outline-level="4">其它补充。。。</text:h>
      <text:h text:style-name="Heading_20_1" text:outline-level="1">
      硬件进展
    
      总负责人：李
    </text:h>
      <text:h text:style-name="Heading_20_2" text:outline-level="2">
         原理图
    
      20个工作日
    </text:h>
      <text:h text:style-name="Heading_20_3" text:outline-level="3">12月３号</text:h>
      <text:h text:style-name="Heading_20_4" text:outline-level="4">原理图初步设计启动</text:h>
      <text:h text:style-name="Heading_20_5" text:outline-level="5">落实到硬件工程师</text:h>
      <text:h text:style-name="Heading_20_3" text:outline-level="3">12月7号</text:h>
      <text:h text:style-name="Heading_20_4" text:outline-level="4">
<text:span text:style-name="T1">第一次</text:span>：讨论评审原理图
    </text:h>
      <text:h text:style-name="Heading_20_5" text:outline-level="5">输出结果</text:h>
      <text:h text:style-name="Heading_20_6" text:outline-level="6">落实到硬件工程师</text:h>
      <text:h text:style-name="Heading_20_3" text:outline-level="3">12月１４号</text:h>
      <text:h text:style-name="Heading_20_4" text:outline-level="4">
<text:span text:style-name="T1">第二次:</text:span>评审原理图
    </text:h>
      <text:h text:style-name="Heading_20_5" text:outline-level="5">输出结果</text:h>
      <text:h text:style-name="Heading_20_6" text:outline-level="6">落实到硬件工程师</text:h>
      <text:h text:style-name="Heading_20_3" text:outline-level="3">12月21号</text:h>
      <text:h text:style-name="Heading_20_4" text:outline-level="4">
<text:span text:style-name="T1">第三次：</text:span>评审原理图
    </text:h>
      <text:list text:style-name="L1">
        <text:list-item>
          <text:p text:style-name="Standard">输出结果</text:p>
          <text:list text:style-name="L1">
            <text:list-item>
              <text:p text:style-name="Standard">落实到硬件工程师</text:p>
            </text:list-item>
          </text:list>
        </text:list-item>
      </text:list>
      <text:h text:style-name="Heading_20_3" text:outline-level="3">12月22号</text:h>
      <text:h text:style-name="Heading_20_4" text:outline-level="4">完成（输出第一版）</text:h>
      <text:h text:style-name="Heading_20_5" text:outline-level="5">原理图</text:h>
      <text:h text:style-name="Heading_20_5" text:outline-level="5">ＢＯＭ清单</text:h>
      <text:h text:style-name="Heading_20_5" text:outline-level="5">其它。。。</text:h>
      <text:h text:style-name="Heading_20_2" text:outline-level="2">器件选型</text:h>
      <text:h text:style-name="Heading_20_3" text:outline-level="3">跟着原理图进展走</text:h>
      <text:h text:style-name="Heading_20_2" text:outline-level="2">画板</text:h>
      <text:h text:style-name="Heading_20_3" text:outline-level="3">12月23号</text:h>
      <text:h text:style-name="Heading_20_4" text:outline-level="4">开始</text:h>
      <text:h text:style-name="Heading_20_3" text:outline-level="3">12月31号</text:h>
      <text:h text:style-name="Heading_20_4" text:outline-level="4">完成</text:h>
      <text:h text:style-name="Heading_20_5" text:outline-level="5">输出</text:h>
      <text:h text:style-name="Heading_20_6" text:outline-level="6">PCB LAYOUT图</text:h>
      <text:h text:style-name="Heading_20_6" text:outline-level="6">gerber文件</text:h>
      <text:h text:style-name="Heading_20_6" text:outline-level="6">其它。。。</text:h>
      <text:h text:style-name="Heading_20_2" text:outline-level="2">打板</text:h>
      <text:h text:style-name="Heading_20_3" text:outline-level="3">1月1号开始</text:h>
      <text:h text:style-name="Heading_20_1" text:outline-level="1">12月28号月会议</text:h>
      <text:h text:style-name="Heading_20_1" text:outline-level="1">以上所有有问题的地方，直接提出来</text:h>
      <text:h text:style-name="Heading_20_1" text:outline-level="1">驱动</text:h>
      <text:h text:style-name="Heading_20_1" text:outline-level="1">软件</text:h>
      <text:h text:style-name="Heading_20_1" text:outline-level="1">项目代码管理</text:h>
      <text:h text:style-name="Heading_20_1" text:outline-level="1">测试还没有进入</text:h>
      <text:h text:style-name="Heading_20_1" text:outline-level="1">市场推进</text:h>
      <text:h text:style-name="Heading_20_1" text:outline-level="1">硬件资源</text:h>
      <text:h text:style-name="Heading_20_1" text:outline-level="1">采购</text:h>
      <text:h text:style-name="Heading_20_2" text:outline-level="2">人员安排</text:h>
      <text:h text:style-name="Heading_20_2" text:outline-level="2">12月2３号</text:h>
      <text:h text:style-name="Heading_20_3" text:outline-level="3">正式启动</text:h>
      <text:h text:style-name="Heading_20_2" text:outline-level="2">采购流程以及规节移到１月份讨论</text:h>
      <text:h text:style-name="Heading_20_1" text:outline-level="1">注册公司</text:h>
      <text:h text:style-name="Heading_20_2" text:outline-level="2">公司名字</text:h>
      <text:h text:style-name="Heading_20_3" text:outline-level="3">每人想10个</text:h>
      <text:h text:style-name="Heading_20_4" text:outline-level="4">陈</text:h>
      <text:h text:style-name="Heading_20_5" text:outline-level="5">仙人掌科技有限公司</text:h>
      <text:h text:style-name="Heading_20_5" text:outline-level="5">千岁兰通信有限公司</text:h>
      <text:h text:style-name="Heading_20_5" text:outline-level="5">水熊科技有限公司</text:h>
      <text:h text:style-name="Heading_20_5" text:outline-level="5">来蒙／梦科技有限公司</text:h>
      <text:h text:style-name="Heading_20_5" text:outline-level="5">信鸽科技有限公司</text:h>
      <text:h text:style-name="Heading_20_5" text:outline-level="5">蒲公英科技有限公司</text:h>
      <text:h text:style-name="Heading_20_5" text:outline-level="5">随意通科技有限公司</text:h>
      <text:h text:style-name="Heading_20_4" text:outline-level="4"> </text:h>
      <text:h text:style-name="Heading_20_4" text:outline-level="4"> </text:h>
      <text:h text:style-name="Heading_20_4" text:outline-level="4"> </text:h>
      <text:h text:style-name="Heading_20_4" text:outline-level="4"> </text:h>
      <text:h text:style-name="Heading_20_4" text:outline-level="4"> </text:h>
      <text:h text:style-name="Heading_20_2" text:outline-level="2">章程确立</text:h>
      <text:h text:style-name="Heading_20_2" text:outline-level="2">正式注册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